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0.5389in" style:rel-column-width="776*"/>
    </style:style>
    <style:style style:name="Table2.B" style:family="table-column">
      <style:table-column-properties style:column-width="1.5965in" style:rel-column-width="2299*"/>
    </style:style>
    <style:style style:name="Table2.C" style:family="table-column">
      <style:table-column-properties style:column-width="0.9486in" style:rel-column-width="1366*"/>
    </style:style>
    <style:style style:name="Table2.D" style:family="table-column">
      <style:table-column-properties style:column-width="1.9444in" style:rel-column-width="2800*"/>
    </style:style>
    <style:style style:name="Table2.E" style:family="table-column">
      <style:table-column-properties style:column-width="0.8882in" style:rel-column-width="1279*"/>
    </style:style>
    <style:style style:name="Table2.F" style:family="table-column">
      <style:table-column-properties style:column-width="2.3833in" style:rel-column-width="343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aae05" officeooo:paragraph-rsid="006aae05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bd66d" officeooo:paragraph-rsid="006bd66d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506ec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1c0208" style:font-size-asian="12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65f53c" style:font-size-asian="12pt" style:font-size-complex="12pt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65f53c" style:font-size-asian="12pt" style:font-size-complex="12pt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6bd66d" style:font-size-asian="12pt" style:font-size-complex="12pt"/>
    </style:style>
    <style:style style:name="P1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65f53c" style:font-size-asian="12pt" style:font-size-complex="12pt"/>
    </style:style>
    <style:style style:name="P1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65f53c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officeooo:rsid="00650b5b" officeooo:paragraph-rsid="0065f53c" style:font-size-asian="12pt" style:font-size-complex="12pt"/>
    </style:style>
    <style:style style:name="P1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officeooo:rsid="006aae05" officeooo:paragraph-rsid="006aae05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9420" officeooo:paragraph-rsid="001c0208" style:font-size-asian="12pt" style:font-weight-asian="normal" style:font-size-complex="12pt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9420" officeooo:paragraph-rsid="006bd66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9420" officeooo:paragraph-rsid="004c9420" style:font-size-asian="12pt" style:font-weight-asian="normal" style:font-size-complex="12pt" style:font-weight-complex="normal"/>
    </style:style>
    <style:style style:name="P18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aae05" officeooo:paragraph-rsid="006aae05" style:font-size-asian="12pt" style:font-weight-asian="normal" style:font-size-complex="12pt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aae05" officeooo:paragraph-rsid="006bd66d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aae05" officeooo:paragraph-rsid="006bd66d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aae05" officeooo:paragraph-rsid="006bd66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c9420" officeooo:paragraph-rsid="004c9420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c9420" officeooo:paragraph-rsid="00506eca" style:font-size-asian="12pt" style:font-weight-asian="bold" style:font-size-complex="12pt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50b5b" officeooo:paragraph-rsid="0065f53c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officeooo:rsid="00650b5b" officeooo:paragraph-rsid="0065f53c" style:font-size-asian="12pt" style:font-style-asian="italic" style:font-size-complex="12pt" style:font-style-complex="italic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officeooo:rsid="0062cf90" officeooo:paragraph-rsid="0065f53c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text-align="start" style:justify-single-word="false"/>
      <style:text-properties style:font-name="DejaVu Sans Condensed" fo:font-size="12pt" officeooo:paragraph-rsid="0067d2df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DejaVu Sans Condensed" fo:font-size="12pt" officeooo:paragraph-rsid="0065f53c" style:font-size-asian="12pt" style:font-size-complex="12pt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65f53c" style:font-size-asian="12pt" style:font-size-complex="12pt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DejaVu Sans Condensed" fo:font-size="12pt" officeooo:paragraph-rsid="0065f53c" style:font-size-asian="12pt" style:font-size-complex="12pt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paragraph-rsid="006aae05" style:font-size-asian="12pt" style:font-size-complex="12pt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paragraph-rsid="006bd66d" style:font-size-asian="12pt" style:font-size-complex="12pt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DejaVu Sans Condensed" fo:font-size="12pt" officeooo:paragraph-rsid="006bd66d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DejaVu Sans Condensed" fo:font-size="12pt" officeooo:rsid="006bd66d" officeooo:paragraph-rsid="006bd66d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DejaVu Sans Condensed" fo:font-size="12pt" officeooo:rsid="006d17a8" officeooo:paragraph-rsid="006d17a8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6bd66d" officeooo:paragraph-rsid="006bd66d" style:font-size-asian="12pt" style:font-weight-asian="bold" style:font-size-complex="12pt" style:font-weight-complex="bold"/>
    </style:style>
    <style:style style:name="T1" style:family="text">
      <style:text-properties style:text-line-through-style="none" style:text-line-through-type="none" fo:font-style="normal" fo:font-weight="normal" officeooo:rsid="006aae05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fo:font-weight="normal" officeooo:rsid="0067d2df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weight="normal" officeooo:rsid="005e6f5e" style:font-weight-asian="normal" style:font-weight-complex="normal"/>
    </style:style>
    <style:style style:name="T4" style:family="text">
      <style:text-properties style:text-line-through-style="none" style:text-line-through-type="none" fo:font-weight="normal" officeooo:rsid="006bd66d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650b5b" style:font-weight-asian="normal" style:font-weight-complex="normal"/>
    </style:style>
    <style:style style:name="T6" style:family="text">
      <style:text-properties style:text-line-through-style="none" style:text-line-through-type="none" fo:font-weight="normal" officeooo:rsid="006637bd" style:font-weight-asian="normal" style:font-weight-complex="normal"/>
    </style:style>
    <style:style style:name="T7" style:family="text">
      <style:text-properties style:text-line-through-style="none" style:text-line-through-type="none" fo:font-weight="normal" officeooo:rsid="006aae05" style:font-weight-asian="normal" style:font-weight-complex="normal"/>
    </style:style>
    <style:style style:name="T8" style:family="text">
      <style:text-properties style:text-line-through-style="none" style:text-line-through-type="none" fo:font-weight="bold" officeooo:rsid="0065f53c" style:font-weight-asian="bold" style:font-weight-complex="bold"/>
    </style:style>
    <style:style style:name="T9" style:family="text">
      <style:text-properties style:text-line-through-style="none" style:text-line-through-type="none" fo:font-weight="bold" officeooo:rsid="006aae05" style:font-weight-asian="bold" style:font-weight-complex="bold"/>
    </style:style>
    <style:style style:name="T10" style:family="text">
      <style:text-properties style:text-line-through-style="none" style:text-line-through-type="none" fo:font-weight="bold" officeooo:rsid="006bd66d" style:font-weight-asian="bold" style:font-weight-complex="bold"/>
    </style:style>
    <style:style style:name="T11" style:family="text">
      <style:text-properties officeooo:rsid="00506ec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58b01" style:font-weight-asian="bold" style:font-weight-complex="bold"/>
    </style:style>
    <style:style style:name="T14" style:family="text">
      <style:text-properties fo:font-weight="bold" officeooo:rsid="0049207d" style:font-weight-asian="bold" style:font-weight-complex="bold"/>
    </style:style>
    <style:style style:name="T15" style:family="text">
      <style:text-properties fo:font-weight="bold" officeooo:rsid="002fddd4" style:font-weight-asian="bold" style:font-weight-complex="bold"/>
    </style:style>
    <style:style style:name="T16" style:family="text">
      <style:text-properties fo:font-weight="bold" officeooo:rsid="00455015" style:font-weight-asian="bold" style:font-weight-complex="bold"/>
    </style:style>
    <style:style style:name="T17" style:family="text">
      <style:text-properties fo:font-weight="bold" officeooo:rsid="004c9420" style:font-weight-asian="bold" style:font-weight-complex="bold"/>
    </style:style>
    <style:style style:name="T18" style:family="text">
      <style:text-properties fo:font-weight="bold" officeooo:rsid="0066f867" style:font-weight-asian="bold" style:font-weight-complex="bold"/>
    </style:style>
    <style:style style:name="T19" style:family="text">
      <style:text-properties fo:font-weight="bold" officeooo:rsid="00650b5b" style:font-weight-asian="bold" style:font-weight-complex="bold"/>
    </style:style>
    <style:style style:name="T20" style:family="text">
      <style:text-properties fo:font-weight="bold" officeooo:rsid="006bd66d" style:font-weight-asian="bold" style:font-weight-complex="bold"/>
    </style:style>
    <style:style style:name="T21" style:family="text">
      <style:text-properties fo:font-weight="bold" officeooo:rsid="0065f53c" style:font-weight-asian="bold" style:font-weight-complex="bold"/>
    </style:style>
    <style:style style:name="T22" style:family="text">
      <style:text-properties fo:font-weight="bold" officeooo:rsid="006aae05" style:font-weight-asian="bold" style:font-weight-complex="bold"/>
    </style:style>
    <style:style style:name="T23" style:family="text">
      <style:text-properties fo:font-weight="bold" officeooo:rsid="00652b95" style:font-weight-asian="bold" style:font-weight-complex="bold"/>
    </style:style>
    <style:style style:name="T24" style:family="text">
      <style:text-properties fo:font-weight="bold" officeooo:rsid="0062cf90" style:font-weight-asian="bold" style:font-weight-complex="bold"/>
    </style:style>
    <style:style style:name="T25" style:family="text">
      <style:text-properties fo:font-weight="bold" officeooo:rsid="0067d2df" style:font-weight-asian="bold" style:font-weight-complex="bold"/>
    </style:style>
    <style:style style:name="T26" style:family="text">
      <style:text-properties fo:font-style="normal" fo:font-weight="normal" officeooo:rsid="006bd66d" style:font-style-asian="normal" style:font-weight-asian="normal" style:font-style-complex="normal" style:font-weight-complex="normal"/>
    </style:style>
    <style:style style:name="T27" style:family="text">
      <style:text-properties officeooo:rsid="006bd66d"/>
    </style:style>
    <style:style style:name="T28" style:family="text">
      <style:text-properties officeooo:rsid="00372684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6aae05" style:font-weight-asian="normal" style:font-weight-complex="normal"/>
    </style:style>
    <style:style style:name="T31" style:family="text">
      <style:text-properties fo:font-weight="normal" officeooo:rsid="005e6f5e" style:font-weight-asian="normal" style:font-weight-complex="normal"/>
    </style:style>
    <style:style style:name="T32" style:family="text">
      <style:text-properties fo:font-weight="normal" officeooo:rsid="0066f867" style:font-weight-asian="normal" style:font-weight-complex="normal"/>
    </style:style>
    <style:style style:name="T33" style:family="text">
      <style:text-properties fo:font-weight="normal" officeooo:rsid="00650b5b" style:font-weight-asian="normal" style:font-weight-complex="normal"/>
    </style:style>
    <style:style style:name="T34" style:family="text">
      <style:text-properties fo:font-weight="normal" officeooo:rsid="0065f53c" style:font-weight-asian="normal" style:font-weight-complex="normal"/>
    </style:style>
    <style:style style:name="T35" style:family="text">
      <style:text-properties fo:font-weight="normal" officeooo:rsid="00652b9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in" fo:text-indent="-0.25in" fo:margin-left="0.54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in" fo:text-indent="-0.25in" fo:margin-left="0.7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in" fo:text-indent="-0.25in" fo:margin-left="1.04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in" fo:text-indent="-0.25in" fo:margin-left="1.2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in" fo:text-indent="-0.25in" fo:margin-left="1.54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8in" fo:text-indent="-0.25in" fo:margin-left="0.54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8in" fo:text-indent="-0.25in" fo:margin-left="0.7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8in" fo:text-indent="-0.25in" fo:margin-left="1.04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8in" fo:text-indent="-0.25in" fo:margin-left="1.2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8in" fo:text-indent="-0.25in" fo:margin-left="1.54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8in" fo:text-indent="-0.25in" fo:margin-left="0.54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8in" fo:text-indent="-0.25in" fo:margin-left="0.7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8in" fo:text-indent="-0.25in" fo:margin-left="1.04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8in" fo:text-indent="-0.25in" fo:margin-left="1.2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8in" fo:text-indent="-0.25in" fo:margin-left="1.54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3">3</text:span><text:span text:style-name="T14">0</text:span><text:span text:style-name="T13">2</text:span><text:span text:style-name="T15"> - </text:span><text:span text:style-name="T16">Flight - </text:span><text:span text:style-name="T17">Radios, Flight Director, Jettison</text:span></text:p>
      <text:p text:style-name="P15"/>
      <text:p text:style-name="P22">Radi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1707655227856">
          <table:table-cell table:style-name="Table2.A1" office:value-type="string">
            <text:p text:style-name="P37">COM</text:p>
          </table:table-cell>
          <table:table-cell table:style-name="Table2.A1" office:value-type="string">
            <text:p text:style-name="P37">Radio model</text:p>
          </table:table-cell>
          <table:table-cell table:style-name="Table2.A1" office:value-type="string">
            <text:p text:style-name="P37">Freq band</text:p>
          </table:table-cell>
          <table:table-cell table:style-name="Table2.A1" office:value-type="string">
            <text:p text:style-name="P37">Freq range</text:p>
          </table:table-cell>
          <table:table-cell table:style-name="Table2.A1" office:value-type="string">
            <text:p text:style-name="P37">Freq step</text:p>
          </table:table-cell>
          <table:table-cell table:style-name="Table2.F1" office:value-type="string">
            <text:p text:style-name="P37">Notes</text:p>
          </table:table-cell>
        </table:table-row>
        <table:table-row table:style-name="TableLine1707655227856">
          <table:table-cell table:style-name="Table2.A2" office:value-type="string">
            <text:p text:style-name="P34">COM1</text:p>
          </table:table-cell>
          <table:table-cell table:style-name="Table2.A2" office:value-type="string">
            <text:p text:style-name="P34">AN/ARC-150(V)2/HQ</text:p>
          </table:table-cell>
          <table:table-cell table:style-name="Table2.A2" office:value-type="string">
            <text:p text:style-name="P34">UHF-AM</text:p>
          </table:table-cell>
          <table:table-cell table:style-name="Table2.A2" office:value-type="string">
            <text:p text:style-name="P36">225.000 to 399.975 MHz</text:p>
          </table:table-cell>
          <table:table-cell table:style-name="Table2.A2" office:value-type="string">
            <text:p text:style-name="P36">25 kHz</text:p>
          </table:table-cell>
          <table:table-cell table:style-name="Table2.F2" office:value-type="string">
            <text:p text:style-name="P36"/>
          </table:table-cell>
        </table:table-row>
        <table:table-row table:style-name="TableLine1707655227856">
          <table:table-cell table:style-name="Table2.A2" table:number-rows-spanned="5" office:value-type="string">
            <text:p text:style-name="P34">COM2</text:p>
          </table:table-cell>
          <table:table-cell table:style-name="Table2.A2" table:number-rows-spanned="5" office:value-type="string">
            <text:p text:style-name="P34">SRT-651/N</text:p>
          </table:table-cell>
          <table:table-cell table:style-name="Table2.A2" office:value-type="string">
            <text:p text:style-name="P34">VHF-FM</text:p>
          </table:table-cell>
          <table:table-cell table:style-name="Table2.A2" office:value-type="string">
            <text:p text:style-name="P34">30.000 to 87.975 MHz</text:p>
          </table:table-cell>
          <table:table-cell table:style-name="Table2.A2" office:value-type="string">
            <text:p text:style-name="P34">25 kHz</text:p>
          </table:table-cell>
          <table:table-cell table:style-name="Table2.F2" office:value-type="string">
            <text:p text:style-name="P36"/>
          </table:table-cell>
        </table:table-row>
        <table:table-row table:style-name="TableLine1707655227856">
          <table:covered-table-cell/>
          <table:covered-table-cell/>
          <table:table-cell table:style-name="Table2.A2" office:value-type="string">
            <text:p text:style-name="P34">VHF-FM</text:p>
          </table:table-cell>
          <table:table-cell table:style-name="Table2.A2" office:value-type="string">
            <text:p text:style-name="P34">156.000 to 173.975</text:p>
          </table:table-cell>
          <table:table-cell table:style-name="Table2.A2" office:value-type="string">
            <text:p text:style-name="P34">25 kHz</text:p>
          </table:table-cell>
          <table:table-cell table:style-name="Table2.F2" office:value-type="string">
            <text:p text:style-name="P36"/>
          </table:table-cell>
        </table:table-row>
        <table:table-row table:style-name="TableLine1707655227856">
          <table:covered-table-cell/>
          <table:covered-table-cell/>
          <table:table-cell table:style-name="Table2.A2" office:value-type="string">
            <text:p text:style-name="P34">VHF-AM</text:p>
          </table:table-cell>
          <table:table-cell table:style-name="Table2.A2" office:value-type="string">
            <text:p text:style-name="P34">108.000 to 155.975</text:p>
          </table:table-cell>
          <table:table-cell table:style-name="Table2.A2" office:value-type="string">
            <text:p text:style-name="P34">25 kHz</text:p>
          </table:table-cell>
          <table:table-cell table:style-name="Table2.F2" office:value-type="string">
            <text:p text:style-name="P36">See below</text:p>
          </table:table-cell>
        </table:table-row>
        <table:table-row table:style-name="TableLine1707655227856">
          <table:covered-table-cell/>
          <table:covered-table-cell/>
          <table:table-cell table:style-name="Table2.A2" office:value-type="string">
            <text:p text:style-name="P34">VHF-AM</text:p>
          </table:table-cell>
          <table:table-cell table:style-name="Table2.A2" office:value-type="string">
            <text:p text:style-name="P34">118.000 to 136.9917</text:p>
          </table:table-cell>
          <table:table-cell table:style-name="Table2.A2" office:value-type="string">
            <text:p text:style-name="P34">8.33 kHz</text:p>
          </table:table-cell>
          <table:table-cell table:style-name="Table2.F2" office:value-type="string">
            <text:p text:style-name="P36">Smaller steps in this sub-range</text:p>
          </table:table-cell>
        </table:table-row>
        <table:table-row table:style-name="TableLine1707655227856">
          <table:covered-table-cell/>
          <table:covered-table-cell/>
          <table:table-cell table:style-name="Table2.A2" office:value-type="string">
            <text:p text:style-name="P34">UHF-AM/FM</text:p>
          </table:table-cell>
          <table:table-cell table:style-name="Table2.A2" office:value-type="string">
            <text:p text:style-name="P34">225.000 to 399.975</text:p>
          </table:table-cell>
          <table:table-cell table:style-name="Table2.A2" office:value-type="string">
            <text:p text:style-name="P34">25 kHz</text:p>
          </table:table-cell>
          <table:table-cell table:style-name="Table2.F2" office:value-type="string">
            <text:p text:style-name="P35"/>
          </table:table-cell>
        </table:table-row>
      </table:table>
      <text:list xml:id="list4262138789" text:style-name="L1">
        <text:list-item>
          <text:p text:style-name="P29"><text:span text:style-name="T3">Change </text:span><text:span text:style-name="T4">transmitting</text:span><text:span text:style-name="T3"> radio with </text:span><text:span text:style-name="T4">COMM1/COMM2 knob on ICS panel (right console far forward)</text:span><text:span text:style-name="T3">.</text:span></text:p>
        </text:list-item>
      </text:list>
      <text:p text:style-name="P25"><text:span text:style-name="T30">COM1 </text:span><text:span text:style-name="T29">radio</text:span></text:p>
      <text:list xml:id="list2022731911" text:style-name="L2">
        <text:list-item>
          <text:p text:style-name="P13"><text:span text:style-name="T30">R</text:span><text:span text:style-name="T31">adio controls</text:span><text:span text:style-name="T30"> are on the left console, forward radio.</text:span></text:p>
        </text:list-item>
        <text:list-item>
          <text:p text:style-name="P8"><text:span text:style-name="T32">Power on by setting </text:span><text:span text:style-name="T18">Function Dial</text:span><text:span text:style-name="T32"> to </text:span><text:span text:style-name="T30">MAIN or BOTH.</text:span></text:p>
        </text:list-item>
        <text:list-item>
          <text:p text:style-name="P24">Using presets:</text:p>
        </text:list-item>
      </text:list>
      <text:list xml:id="list2743180648" text:style-name="L3">
        <text:list-item>
          <text:list>
            <text:list-item>
              <text:p text:style-name="P9"><text:span text:style-name="T19">Mode </text:span><text:span text:style-name="T20">knob</text:span><text:span text:style-name="T33"> ... </text:span><text:span text:style-name="T21">P</text:span><text:span text:style-name="T22">RE</text:span></text:p>
            </text:list-item>
            <text:list-item>
              <text:p text:style-name="P10"><text:span text:style-name="T33">Change channel with </text:span><text:span text:style-name="T19">Channel knob</text:span><text:span text:style-name="T34"> (</text:span><text:span text:style-name="T30">just forward of frequency knobs</text:span><text:span text:style-name="T34">)</text:span><text:span text:style-name="T33">.</text:span></text:p>
              <text:list>
                <text:list-item>
                  <text:p text:style-name="P10"><text:span text:style-name="T30">Selected c</text:span><text:span text:style-name="T33">hannel is shown in </text:span><text:span text:style-name="T30">window to right of knob</text:span><text:span text:style-name="T33">, 2</text:span><text:span text:style-name="T30">0</text:span><text:span text:style-name="T33"> channels available.</text:span></text:p>
                </text:list-item>
                <text:list-item>
                  <text:p text:style-name="P10"><text:span text:style-name="T30">Channel and associated frequency are shown on the display on the left upper instrument panel.</text:span></text:p>
                </text:list-item>
              </text:list>
            </text:list-item>
          </text:list>
        </text:list-item>
      </text:list>
      <text:list xml:id="list220142578333106" text:continue-list="list2022731911" text:style-name="L2">
        <text:list-item>
          <text:p text:style-name="P24">Manual frequency tuning:</text:p>
        </text:list-item>
      </text:list>
      <text:list xml:id="list672845911" text:style-name="L5">
        <text:list-item>
          <text:p text:style-name="P11"><text:span text:style-name="T19">Mode </text:span><text:span text:style-name="T20">knob</text:span><text:span text:style-name="T33"> ... </text:span><text:span text:style-name="T19">M</text:span><text:span text:style-name="T22">AN</text:span></text:p>
        </text:list-item>
        <text:list-item>
          <text:p text:style-name="P30"><text:span text:style-name="T5">Set frequency with </text:span><text:span text:style-name="T8">selector </text:span><text:span text:style-name="T9">knobs</text:span><text:span text:style-name="T6">.</text:span></text:p>
        </text:list-item>
      </text:list>
      <text:p text:style-name="P26"><text:span text:style-name="T30">COM2 radio</text:span></text:p>
      <text:list xml:id="list98043091" text:style-name="L6">
        <text:list-item>
          <text:p text:style-name="P31"><text:span text:style-name="T7">R</text:span><text:span text:style-name="T3">adio controls</text:span><text:span text:style-name="T7"> are on the left console, rear radio.</text:span></text:p>
        </text:list-item>
        <text:list-item>
          <text:p text:style-name="P12"><text:span text:style-name="T35">Power on by setting </text:span><text:span text:style-name="T22">Function knob</text:span><text:span text:style-name="T34"> </text:span><text:span text:style-name="T35">to </text:span><text:span text:style-name="T22">T/R</text:span><text:span text:style-name="T30"> or </text:span><text:span text:style-name="T22">TR+G</text:span></text:p>
        </text:list-item>
        <text:list-item>
          <text:p text:style-name="P14"><text:span text:style-name="T12">Using presets:</text:span></text:p>
        </text:list-item>
      </text:list>
      <text:list xml:id="list412233635" text:style-name="L9">
        <text:list-item>
          <text:list>
            <text:list-item>
              <text:p text:style-name="P18"><text:span text:style-name="T12">Mode knob</text:span> ... <text:span text:style-name="T12">PRE</text:span></text:p>
            </text:list-item>
            <text:list-item>
              <text:p text:style-name="P19">Change channel with switches on right (inboard) side of panel.</text:p>
            </text:list-item>
          </text:list>
        </text:list-item>
      </text:list>
      <text:list xml:id="list220143217505882" text:continue-list="list98043091" text:style-name="L6">
        <text:list-item>
          <text:list>
            <text:list-item>
              <text:list>
                <text:list-item>
                  <text:p text:style-name="P32"><text:span text:style-name="T7">Selected channel is shown in </text:span><text:span text:style-name="T4">display</text:span><text:span text:style-name="T7"> above switches</text:span><text:span text:style-name="T4">, 99 channels available.</text:span></text:p>
                </text:list-item>
                <text:list-item>
                  <text:p text:style-name="P20">Channel an<text:span text:style-name="T27">d associated frequency are shown on the display on the left upper instrument panel.</text:span></text:p>
                </text:list-item>
              </text:list>
            </text:list-item>
          </text:list>
        </text:list-item>
        <text:list-item>
          <text:p text:style-name="P12"><text:span text:style-name="T23">M</text:span><text:span text:style-name="T24">anual frequency tuning</text:span><text:span text:style-name="T25">:</text:span></text:p>
        </text:list-item>
      </text:list>
      <text:list xml:id="list3963033443" text:style-name="L7">
        <text:list-item>
          <text:list>
            <text:list-item>
              <text:p text:style-name="P33"><text:span text:style-name="T9">Mode knob</text:span><text:span text:style-name="T7"> ...</text:span><text:span text:style-name="T4"> </text:span><text:span text:style-name="T10">MAN</text:span></text:p>
            </text:list-item>
            <text:list-item>
              <text:p text:style-name="P21"><text:span text:style-name="T27">Set frequency with switches below frequency display.</text:span></text:p>
            </text:list-item>
          </text:list>
        </text:list-item>
      </text:list>
      <text:p text:style-name="P23"/>
      <text:p text:style-name="P17"><text:span text:style-name="T12">Flight Director</text:span></text:p>
      <text:list xml:id="list2230522477" text:style-name="L8">
        <text:list-item>
          <text:p text:style-name="P16">TODO<text:span text:style-name="T27"> (not currently implemented)</text:span></text:p>
        </text:list-item>
        <text:list-item>
          <text:p text:style-name="P16">NOTE: Flight Director is not an autopilot, it just provides steering indicators.</text:p>
        </text:list-item>
      </text:list>
      <text:p text:style-name="P17"/>
      <text:p text:style-name="P17"><text:span text:style-name="T12">Jettison</text:span> -- TO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0H52M4S</meta:editing-duration>
    <meta:editing-cycles>74</meta:editing-cycles>
    <meta:generator>LibreOffice/7.0.3.1$Windows_X86_64 LibreOffice_project/d7547858d014d4cf69878db179d326fc3483e082</meta:generator>
    <dc:date>2022-10-30T21:49:45.884000000</dc:date>
    <meta:document-statistic meta:table-count="1" meta:image-count="0" meta:object-count="0" meta:page-count="1" meta:paragraph-count="59" meta:word-count="279" meta:character-count="1551" meta:non-whitespace-character-count="1354"/>
  </office:meta>
</office:document-meta>
</file>